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 fo:min-height="99.95cm" fo:min-width="28.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97.95cm" fo:min-width="26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89.85cm" fo:min-width="2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>
        <style:tab-stops>
          <style:tab-stop style:position="1cm" style:type="center"/>
          <style:tab-stop style:position="2cm"/>
        </style:tab-stops>
      </style:paragraph-properties>
      <style:text-properties fo:font-size="48pt" style:font-size-asian="48pt"/>
    </style:style>
    <style:style style:name="P4" style:family="paragraph">
      <loext:graphic-properties draw:fill="none" draw:fill-color="#ffffff"/>
      <style:paragraph-properties>
        <style:tab-stops>
          <style:tab-stop style:position="1cm" style:type="center"/>
          <style:tab-stop style:position="2cm"/>
        </style:tab-stops>
      </style:paragraph-properties>
      <style:text-properties fo:font-size="48pt" style:font-size-asian="48pt"/>
    </style:style>
    <style:style style:name="T1" style:family="text">
      <style:text-properties fo:font-size="48pt" style:font-size-asian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8.7cm" svg:height="100.2cm" svg:x="10.65cm" svg:y="4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6.7cm" svg:height="98.2cm" svg:x="11.65cm" svg:y="5.9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5.791cm" svg:height="11.603cm" svg:x="2cm" svg:y="9cm">
          <draw:text-box>
            <text:p text:style-name="P3"><text:span text:style-name="T1"><text:tab/></text:span><text:span text:style-name="T1">--</text:span><text:span text:style-name="T1"><text:tab/></text:span><text:span text:style-name="T1">2</text:span><text:span text:style-name="T1">6.</text:span><text:span text:style-name="T1">7</text:span></text:p>
            <text:p text:style-name="P3"><text:span text:style-name="T1"><text:s/></text:span><text:span text:style-name="T1"><text:tab/></text:span><text:span text:style-name="T1"><text:tab/></text:span><text:span text:style-name="T1">2</text:span><text:span text:style-name="T1">1.</text:span><text:span text:style-name="T1">5</text:span></text:p>
            <text:p text:style-name="P3"><text:span text:style-name="T1"/></text:p>
            <text:p text:style-name="P3"><text:span text:style-name="T1"><text:tab/></text:span><text:span text:style-name="T1">|</text:span><text:span text:style-name="T1"><text:tab/></text:span><text:span text:style-name="T1">9</text:span><text:span text:style-name="T1">8.</text:span><text:span text:style-name="T1">2</text:span></text:p>
            <text:p text:style-name="P3"><text:span text:style-name="T1"/></text:p>
            <text:p text:style-name="P3"><text:span text:style-name="T1"><text:tab/></text:span><text:span text:style-name="T1">\</text:span><text:span text:style-name="T1"><text:tab/></text:span><text:span text:style-name="T1">3</text:span><text:span text:style-name="T1">1.</text:span><text:span text:style-name="T1">0</text:span></text:p>
          </draw:text-box>
        </draw:frame>
        <draw:custom-shape draw:style-name="gr5" draw:text-style-name="P1" draw:layer="layout" svg:width="21.5cm" svg:height="90.1cm" svg:x="11.65cm" svg:y="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1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2T17:23:37.847431456</meta:creation-date>
    <dc:date>2023-04-22T19:28:49.853048289</dc:date>
    <meta:editing-duration>PT1H34M50S</meta:editing-duration>
    <meta:editing-cycles>3</meta:editing-cycles>
    <meta:generator>LibreOffice/7.3.7.2$Linux_X86_64 LibreOffice_project/30$Build-2</meta:generator>
    <meta:document-statistic meta:object-count="5"/>
  </office:meta>
</office:document-meta>
</file>